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Arial" svg:font-family="Arial"/>
    <style:font-face style:name="Calibri1" svg:font-family="Calibri"/>
    <style:font-face style:name="OpenSymbol" svg:font-family="OpenSymbol"/>
    <style:font-face style:name="Times New Roman" svg:font-family="'Times New Roman'"/>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0104in" fo:margin-left="0in" table:align="left" style:may-break-between-rows="true" style:writing-mode="lr-tb"/>
    </style:style>
    <style:style style:name="Table1.A" style:family="table-column">
      <style:table-column-properties style:column-width="3.0104in"/>
    </style:style>
    <style:style style:name="Table1.B" style:family="table-column">
      <style:table-column-properties style:column-width="3in"/>
    </style:style>
    <style:style style:name="Table1.A1" style:family="table-cell">
      <style:table-cell-properties fo:background-color="#ffffff" fo:padding-left="0.0382in" fo:padding-right="0.0382in" fo:padding-top="0in" fo:padding-bottom="0in" fo:border="0.0007in solid #000000" fo:vertical-align="top">
        <style:background-image/>
      </style:table-cell-properties>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line-height="100%" fo:text-align="center" style:justify-single-word="false"/>
      <style:text-properties style:use-window-font-color="true" style:font-name="Times New Roman" fo:font-size="12pt" fo:font-weight="normal" fo:background-color="transparent" style:font-name-asian="Times New Roman" style:font-name-complex="Times New Roman"/>
    </style:style>
    <style:style style:name="P8" style:family="paragraph" style:parent-style-name="Standard">
      <style:paragraph-properties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9" style:family="paragraph" style:parent-style-name="Standard">
      <style:paragraph-properties fo:line-height="100%" fo:text-align="start" style:justify-single-word="false"/>
      <style:text-properties style:use-window-font-color="true" style:font-name="Times New Roman" fo:font-size="12pt" fo:font-weight="bold" fo:background-color="transparent" style:font-name-asian="Times New Roman" style:font-name-complex="Times New Roman"/>
    </style:style>
    <style:style style:name="P10" style:family="paragraph" style:parent-style-name="Standard">
      <style:paragraph-properties fo:line-height="100%" fo:text-align="center" style:justify-single-word="false"/>
      <style:text-properties style:use-window-font-color="true" style:font-name="Times New Roman" fo:font-size="12pt" fo:font-weight="bold" fo:background-color="transparent" style:font-name-asian="Times New Roman" style:font-name-complex="Times New Roman"/>
    </style:style>
    <style:style style:name="P11" style:family="paragraph" style:parent-style-name="Standard">
      <style:paragraph-properties fo:margin-top="0.1665in" fo:margin-bottom="0.0417in" fo:line-height="100%" fo:text-align="center" style:justify-single-word="false"/>
      <style:text-properties style:use-window-font-color="true" style:font-name="Arial" fo:font-size="16pt" fo:font-weight="bold" fo:background-color="transparent" style:font-name-asian="Arial" style:font-name-complex="Arial"/>
    </style:style>
    <style:style style:name="P12" style:family="paragraph" style:parent-style-name="Standard">
      <style:paragraph-properties fo:margin-top="0.1665in" fo:margin-bottom="0.0417in" fo:line-height="100%" fo:text-align="center" style:justify-single-word="false"/>
      <style:text-properties style:use-window-font-color="true" style:font-name="Arial" fo:font-size="13pt" fo:font-weight="bold" fo:background-color="transparent" style:font-name-asian="Arial" style:font-name-complex="Arial"/>
    </style:style>
    <style:style style:name="P13" style:family="paragraph" style:parent-style-name="Standard">
      <style:paragraph-properties fo:margin-left="1in" fo:margin-right="0in" fo:line-height="100%"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3">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15" style:family="paragraph" style:parent-style-name="Standard" style:list-style-name="L1">
      <style:paragraph-properties fo:margin-left="0.7874in" fo:margin-right="0in" fo:line-height="100%" fo:text-align="start" style:justify-single-word="false" fo:text-indent="-0.25in" style:auto-text-indent="false"/>
      <style:text-properties style:use-window-font-color="true" style:font-name="Times New Roman" fo:font-size="12pt" fo:font-weight="normal" fo:background-color="transparent" style:font-name-asian="Times New Roman" style:font-name-complex="Times New Roman"/>
    </style:style>
    <style:style style:name="P16" style:family="paragraph" style:parent-style-name="Standard" style:list-style-name="L5">
      <style:paragraph-properties fo:margin-left="1.5752in" fo:margin-right="0in" fo:line-height="100%" fo:text-align="start" style:justify-single-word="false" fo:text-indent="-0.25in" style:auto-text-indent="false"/>
    </style:style>
    <style:style style:name="P17" style:family="paragraph" style:parent-style-name="Standard" style:list-style-name="L2">
      <style:paragraph-properties fo:margin-left="1.5752in" fo:margin-right="0in" fo:line-height="100%" fo:text-align="start" style:justify-single-word="false" fo:text-indent="-0.25in" style:auto-text-indent="false"/>
      <style:text-properties style:use-window-font-color="true" style:font-name="Times New Roman" fo:font-size="12pt" fo:font-weight="normal" fo:background-color="transparent" style:font-name-asian="Times New Roman" style:font-name-complex="Times New Roman"/>
    </style:style>
    <style:style style:name="T1" style:family="text">
      <style:text-properties style:use-window-font-color="true" style:font-name="Times New Roman" fo:font-size="12pt" fo:font-weight="normal" fo:background-color="transparent" style:font-name-asian="Times New Roman" style:font-name-complex="Times New Roman"/>
    </style:style>
    <style:style style:name="T2" style:family="text">
      <style:text-properties style:use-window-font-color="true" style:font-name="Times New Roman" fo:font-size="12pt" fo:font-weight="bold" fo:background-color="transparent" style:font-name-asian="Times New Roman" style:font-name-complex="Times New Roman"/>
    </style:style>
    <style:style style:name="T3" style:family="text">
      <style:text-properties style:use-window-font-color="true" style:font-name="Times New Roman" fo:font-size="12pt" fo:font-style="italic" fo:font-weight="normal" fo:background-color="transparent" style:font-name-asian="Times New Roman" style:font-name-complex="Times New Roman"/>
    </style:style>
    <style:style style:name="T4" style:family="text">
      <style:text-properties style:use-window-font-color="true" style:text-position="super 58%" style:font-name="Times New Roman" fo:font-size="12pt" fo:font-weight="normal" fo:background-color="transparent" style:font-name-asian="Times New Roman" style:font-name-complex="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5752in" fo:text-indent="-0.25in" fo:margin-left="1.5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252in" fo:text-indent="-0.25in" fo:margin-left="1.8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752in" fo:text-indent="-0.25in" fo:margin-left="2.0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252in" fo:text-indent="-0.25in" fo:margin-left="2.3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752in" fo:text-indent="-0.25in" fo:margin-left="2.5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252in" fo:text-indent="-0.25in" fo:margin-left="2.8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752in" fo:text-indent="-0.25in" fo:margin-left="3.0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252in" fo:text-indent="-0.25in" fo:margin-left="3.3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752in" fo:text-indent="-0.25in" fo:margin-left="3.5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252in" fo:text-indent="-0.25in" fo:margin-left="3.825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52in" fo:text-indent="-0.25in" fo:margin-left="1.5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252in" fo:text-indent="-0.25in" fo:margin-left="1.8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752in" fo:text-indent="-0.25in" fo:margin-left="2.0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252in" fo:text-indent="-0.25in" fo:margin-left="2.3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752in" fo:text-indent="-0.25in" fo:margin-left="2.5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252in" fo:text-indent="-0.25in" fo:margin-left="2.8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752in" fo:text-indent="-0.25in" fo:margin-left="3.0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252in" fo:text-indent="-0.25in" fo:margin-left="3.3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752in" fo:text-indent="-0.25in" fo:margin-left="3.5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252in" fo:text-indent="-0.25in" fo:margin-left="3.8252in"/>
        </style:list-level-properties>
      </text:list-level-style-bullet>
    </text:list-style>
    <text:list-style style:name="L4">
      <text:list-level-style-bullet text:level="1" text:bullet-char="•">
        <style:list-level-properties text:space-before="1in" text:min-label-width="0.25in"/>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E 110: Software Engineering</text:p>
      <text:p text:style-name="P12">Spring 2013</text:p>
      <text:p text:style-name="P12">Project Proposal</text:p>
      <text:p text:style-name="P4"/>
      <text:p text:style-name="P2"><text:span text:style-name="T1">17</text:span><text:span text:style-name="T4">th</text:span><text:span text:style-name="T1"> February, 2013</text:span></text:p>
      <text:p text:style-name="P4"/>
      <text:p text:style-name="P2"><text:span text:style-name="T1">Project title: <text:s/></text:span><text:span text:style-name="T2">Reactive Data System ( Event Driven Architecture )</text:span></text:p>
      <text:p text:style-name="P5"/>
      <text:p text:style-name="P7">Name : Bisen Vikrantsingh Mohansingh [MT2012036]</text:p>
      <text:p text:style-name="P5"/>
      <text:p text:style-name="P5"/>
      <text:p text:style-name="P9">Team Members :</text:p>
      <text:p text:style-name="P4"/>
      <table:table table:name="Table1" table:style-name="Table1">
        <table:table-column table:style-name="Table1.A"/>
        <table:table-column table:style-name="Table1.B"/>
        <table:table-row>
          <table:table-cell table:style-name="Table1.A1" office:value-type="string">
            <text:p text:style-name="P10">Name</text:p>
          </table:table-cell>
          <table:table-cell table:style-name="Table1.A1" office:value-type="string">
            <text:p text:style-name="P10">Roll Number</text:p>
          </table:table-cell>
        </table:table-row>
        <table:table-row>
          <table:table-cell table:style-name="Table1.A1" office:value-type="string">
            <text:p text:style-name="P7">Bisen Vikrantsingh Mohansingh </text:p>
          </table:table-cell>
          <table:table-cell table:style-name="Table1.A1" office:value-type="string">
            <text:p text:style-name="P7">MT2012036</text:p>
          </table:table-cell>
        </table:table-row>
        <table:table-row>
          <table:table-cell table:style-name="Table1.A1" office:value-type="string">
            <text:p text:style-name="P7">Kodamasimham Pridhvi </text:p>
          </table:table-cell>
          <table:table-cell table:style-name="Table1.A1" office:value-type="string">
            <text:p text:style-name="P7">MT2012066</text:p>
          </table:table-cell>
        </table:table-row>
        <table:table-row>
          <table:table-cell table:style-name="Table1.A1" office:value-type="string">
            <text:p text:style-name="P7">Vaibhav Singh Rajput </text:p>
          </table:table-cell>
          <table:table-cell table:style-name="Table1.A1" office:value-type="string">
            <text:p text:style-name="P7">MT2012155</text:p>
          </table:table-cell>
        </table:table-row>
      </table:table>
      <text:p text:style-name="P4"/>
      <text:p text:style-name="P4"/>
      <text:p text:style-name="P9">Abstract : </text:p>
      <text:p text:style-name="P8"><text:tab/>In this project we are trying to build an application which is highly reactive to data modification in RDBMS. For this we need to develop a Event Driven Framework which will consist of mainly three components Event, Dispatcher and Action. User will define events and respective action. Dispatcher will run as a daemon process and check for events continuously if any event occurs then respective action is performed.</text:p>
      <text:p text:style-name="P8"><text:tab/>It has many applications in scenario where system has to perform action asynchronously depending on incoming data or time based events. Some of example would be setting minimum threshold value of shares to purchase automatically.</text:p>
      <text:p text:style-name="P3"><text:span text:style-name="T1"><text:tab/>Our EDA will be generic framework which can be used by almost any event driven application. For demonstrating our RDS <text:s/>we've selected </text:span><text:span text:style-name="T3">admission process</text:span><text:span text:style-name="T1"> as our domain. </text:span></text:p>
      <text:p text:style-name="P6"/>
      <text:p text:style-name="P9">Role :</text:p>
      <text:p text:style-name="P4"/>
      <text:list xml:id="list3202867268082987414" text:style-name="L1">
        <text:list-item>
          <text:p text:style-name="P15">EDA -Event Module</text:p>
        </text:list-item>
      </text:list>
      <text:list xml:id="list7389984202622983254" text:style-name="L2">
        <text:list-item>
          <text:p text:style-name="P17">Event can be of two types namely Database based and Time based event.</text:p>
        </text:list-item>
        <text:list-item>
          <text:p text:style-name="P17">Event module will create , register events in Event Repository. <text:s text:c="4"/></text:p>
        </text:list-item>
      </text:list>
      <text:list xml:id="list43516324" text:continue-list="list3202867268082987414" text:style-name="L1">
        <text:list-item>
          <text:p text:style-name="P15">Database</text:p>
        </text:list-item>
      </text:list>
      <text:list xml:id="list1756508725080910620" text:style-name="L3">
        <text:list-item>
          <text:p text:style-name="P14">Design schema for Event and Event Type repository. </text:p>
        </text:list-item>
        <text:list-item>
          <text:p text:style-name="P14">Implementation of Referential Integrity</text:p>
        </text:list-item>
        <text:list-item>
          <text:p text:style-name="P14">Implementation of Transaction Management.</text:p>
        </text:list-item>
        <text:list-item>
          <text:p text:style-name="P14">Indexing of Database.</text:p>
        </text:list-item>
        <text:list-item>
          <text:p text:style-name="P14">Event related data is kept in event repository to which Listener keeps checking for event to occur. <text:s/></text:p>
        </text:list-item>
      </text:list>
      <text:list xml:id="list43496140" text:continue-list="list43516324" text:style-name="L1">
        <text:list-item>
          <text:p text:style-name="P15">User Interface</text:p>
        </text:list-item>
      </text:list>
      <text:list xml:id="list4108235785426328070" text:style-name="L5">
        <text:list-item>
          <text:p text:style-name="P16"><text:span text:style-name="T1">Interface to select type of event and register Events and to select Action. </text:span></text:p>
        </text:list-item>
        <text:list-item>
          <text:p text:style-name="P16"><text:soft-page-break/><text:span text:style-name="T1">Admin Dashboard</text:span></text:p>
        </text:list-item>
        <text:list-item>
          <text:p text:style-name="P16"><text:span text:style-name="T1">Applicant Interface(Interface for applicant to register, add GATE score etc)</text:span></text:p>
        </text:list-item>
      </text:list>
      <text:p text:style-name="P13"/>
      <text:p text:style-name="P4"/>
      <text:p text:style-name="P4"/>
      <text:p text:style-name="P4"/>
      <text:p text:style-name="P1"><text:span text:style-name="T2">Faculty Supervisor:</text:span><text:span text:style-name="T1"> Prof. Chandrashekar Ramanathan</text:span></text:p>
      <text:p text:style-name="P4"/>
      <text:p text:style-name="P4"/>
      <text:p text:style-name="P9">Signature of Faculty Supervis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Arial" svg:font-family="Arial"/>
    <style:font-face style:name="Calibri1" svg:font-family="Calibri"/>
    <style:font-face style:name="OpenSymbol" svg:font-family="OpenSymbol"/>
    <style:font-face style:name="Times New Roman" svg:font-family="'Times New Roman'"/>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2-17T23:36:27.75</dc:date>
    <meta:editing-duration>PT5M2S</meta:editing-duration>
    <meta:editing-cycles>6</meta:editing-cycles>
    <meta:generator>OpenOffice.org/3.4.1$Win32 OpenOffice.org_project/341m1$Build-9593</meta:generator>
    <meta:document-statistic meta:table-count="1" meta:image-count="0" meta:object-count="0" meta:page-count="2" meta:paragraph-count="35" meta:word-count="290" meta:character-count="1842"/>
  </office:meta>
</office:document-meta>
</file>